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QRNNK+NimbusSanL-Regu" svg:font-family="HQRNNK+NimbusSanL-Regu"/>
    <style:font-face style:name="JNHNXR+NimbusSanL-Bold" svg:font-family="JNHNXR+NimbusSanL-Bold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Nimbus Sans L"/>
    </style:style>
    <style:style style:name="P2" style:family="paragraph" style:parent-style-name="Standard" style:list-style-name="">
      <style:paragraph-properties fo:text-align="end" style:justify-single-word="false" style:text-autospace="none"/>
      <style:text-properties fo:color="#000000" style:font-name="Nimbus Sans L" fo:font-size="11pt" style:font-name-asian="HQRNNK+NimbusSanL-Regu" style:font-size-asian="11pt" style:font-name-complex="HQRNNK+NimbusSanL-Regu" style:font-size-complex="11pt"/>
    </style:style>
    <style:style style:name="P3" style:family="paragraph" style:parent-style-name="Standard" style:list-style-name="">
      <style:paragraph-properties fo:text-align="end" style:justify-single-word="false" style:text-autospace="none"/>
      <style:text-properties fo:color="#000000" style:font-name="Nimbus Sans L" fo:font-size="11pt" officeooo:paragraph-rsid="001ca8d3" style:font-name-asian="HQRNNK+NimbusSanL-Regu" style:font-size-asian="11pt" style:font-name-complex="HQRNNK+NimbusSanL-Regu" style:font-size-complex="11pt"/>
    </style:style>
    <style:style style:name="P4" style:family="paragraph" style:parent-style-name="Standard">
      <style:text-properties fo:color="#000000" style:font-name="Nimbus Sans L" fo:font-size="11pt" fo:font-weight="normal" officeooo:paragraph-rsid="00162d14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Nimbus Sans L" fo:font-size="11pt" fo:font-weight="normal" officeooo:paragraph-rsid="0017b27b" style:font-size-asian="11pt" style:font-weight-asian="normal" style:font-size-complex="11pt" style:font-weight-complex="normal"/>
    </style:style>
    <style:style style:name="P6" style:family="paragraph" style:parent-style-name="Standard" style:list-style-name="">
      <style:paragraph-properties fo:text-align="end" style:justify-single-word="false" style:text-autospace="none"/>
      <style:text-properties fo:color="#000000" style:font-name="Nimbus Sans L" fo:font-size="11pt" officeooo:paragraph-rsid="001ca8d3" style:font-name-asian="JNHNXR+NimbusSanL-Bold" style:font-size-asian="11pt" style:font-name-complex="JNHNXR+NimbusSanL-Bold" style:font-size-complex="11pt"/>
    </style:style>
    <style:style style:name="P7" style:family="paragraph" style:parent-style-name="Standard" style:list-style-name="">
      <style:paragraph-properties fo:text-align="end" style:justify-single-word="false" style:text-autospace="none"/>
      <style:text-properties fo:color="#000000" style:font-name="Nimbus Sans L" fo:font-size="11pt" officeooo:paragraph-rsid="001ca8d3" style:font-size-asian="11pt" style:font-size-complex="11pt"/>
    </style:style>
    <style:style style:name="P8" style:family="paragraph" style:parent-style-name="Standard">
      <style:text-properties fo:color="#000000" style:font-name="Nimbus Sans L" fo:font-size="20pt" officeooo:paragraph-rsid="0014447e" style:font-size-asian="20pt" style:font-size-complex="20pt"/>
    </style:style>
    <style:style style:name="P9" style:family="paragraph" style:parent-style-name="Standard">
      <style:text-properties fo:color="#000000" style:font-name="Nimbus Sans L" fo:font-size="20pt" officeooo:paragraph-rsid="0017b27b" style:font-size-asian="20pt" style:font-size-complex="20pt"/>
    </style:style>
    <style:style style:name="P10" style:family="paragraph" style:parent-style-name="Standard">
      <style:text-properties fo:color="#000000" style:font-name="Nimbus Sans L" fo:font-size="20pt" fo:font-weight="normal" officeooo:paragraph-rsid="0017b27b" style:font-size-asian="20pt" style:font-weight-asian="normal" style:font-size-complex="20pt" style:font-weight-complex="normal"/>
    </style:style>
    <style:style style:name="P11" style:family="paragraph" style:parent-style-name="Standard">
      <style:text-properties fo:color="#000000" style:font-name="Nimbus Sans L" fo:font-size="15pt" fo:font-weight="normal" officeooo:paragraph-rsid="00162d14" style:font-size-asian="15pt" style:font-weight-asian="normal" style:font-size-complex="15pt" style:font-weight-complex="normal"/>
    </style:style>
    <style:style style:name="P12" style:family="paragraph" style:parent-style-name="Standard">
      <style:text-properties fo:color="#000000" style:font-name="Nimbus Sans L" fo:font-size="10pt" fo:font-weight="normal" officeooo:paragraph-rsid="00191ccb" style:font-name-asian="JNHNXR+NimbusSanL-Bold" style:font-size-asian="10pt" style:font-weight-asian="normal" style:font-name-complex="JNHNXR+NimbusSanL-Bold" style:font-size-complex="10pt" style:font-weight-complex="normal"/>
    </style:style>
    <style:style style:name="P13" style:family="paragraph" style:parent-style-name="Standard">
      <style:text-properties fo:color="#000000" style:font-name="Nimbus Sans L" fo:font-size="10pt" fo:font-weight="normal" officeooo:paragraph-rsid="001c2a1f" style:font-name-asian="JNHNXR+NimbusSanL-Bold" style:font-size-asian="10pt" style:font-weight-asian="normal" style:font-name-complex="JNHNXR+NimbusSanL-Bold" style:font-size-complex="10pt" style:font-weight-complex="normal"/>
    </style:style>
    <style:style style:name="P14" style:family="paragraph" style:parent-style-name="Standard">
      <style:text-properties fo:color="#000000" style:font-name="Nimbus Sans L" fo:font-size="10pt" fo:font-weight="normal" officeooo:paragraph-rsid="001ca8d3" style:font-name-asian="JNHNXR+NimbusSanL-Bold" style:font-size-asian="10pt" style:font-weight-asian="normal" style:font-name-complex="JNHNXR+NimbusSanL-Bold" style:font-size-complex="10pt" style:font-weight-complex="normal"/>
    </style:style>
    <style:style style:name="P15" style:family="paragraph" style:parent-style-name="Standard">
      <style:text-properties fo:color="#000000" style:font-name="Nimbus Sans L" fo:font-size="10pt" fo:font-weight="normal" officeooo:paragraph-rsid="001d0d1c" style:font-name-asian="JNHNXR+NimbusSanL-Bold" style:font-size-asian="10pt" style:font-weight-asian="normal" style:font-name-complex="JNHNXR+NimbusSanL-Bold" style:font-size-complex="10pt" style:font-weight-complex="normal"/>
    </style:style>
    <style:style style:name="P16" style:family="paragraph" style:parent-style-name="Standard">
      <style:text-properties fo:color="#000000" style:font-name="Nimbus Sans L" fo:font-size="10pt" officeooo:paragraph-rsid="00191ccb" style:font-name-asian="JNHNXR+NimbusSanL-Bold" style:font-size-asian="10pt" style:font-name-complex="JNHNXR+NimbusSanL-Bold" style:font-size-complex="10pt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10pt" officeooo:paragraph-rsid="00191ccb" style:font-name-asian="JNHNXR+NimbusSanL-Bold" style:font-size-asian="10pt" style:font-name-complex="JNHNXR+NimbusSanL-Bold" style:font-size-complex="10pt"/>
    </style:style>
    <style:style style:name="P18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10pt" officeooo:paragraph-rsid="001d0d1c" style:font-name-asian="JNHNXR+NimbusSanL-Bold" style:font-size-asian="10pt" style:font-name-complex="JNHNXR+NimbusSanL-Bold" style:font-size-complex="10pt"/>
    </style:style>
    <style:style style:name="P19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10pt" officeooo:paragraph-rsid="00191ccb" style:font-size-asian="10pt" style:font-size-complex="10pt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10pt" officeooo:paragraph-rsid="001cd36f" style:font-size-asian="10pt" style:font-size-complex="10pt"/>
    </style:style>
    <style:style style:name="P21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10pt" officeooo:paragraph-rsid="001d0d1c" style:font-size-asian="10pt" style:font-size-complex="10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9.5pt" style:font-name-asian="HQRNNK+NimbusSanL-Regu" style:font-size-asian="9.5pt" style:font-name-complex="HQRNNK+NimbusSanL-Regu" style:font-size-complex="9.5pt"/>
    </style:style>
    <style:style style:name="P23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9.5pt" officeooo:paragraph-rsid="001ca8d3" style:font-name-asian="HQRNNK+NimbusSanL-Regu" style:font-size-asian="9.5pt" style:font-name-complex="HQRNNK+NimbusSanL-Regu" style:font-size-complex="9.5pt"/>
    </style:style>
    <style:style style:name="P24" style:family="paragraph" style:parent-style-name="Standard" style:list-style-name="">
      <style:paragraph-properties fo:text-align="start" style:justify-single-word="false" style:text-autospace="none"/>
      <style:text-properties fo:color="#000000" style:font-name="Nimbus Sans L" fo:font-size="9.5pt" officeooo:paragraph-rsid="001ca8d3" style:font-size-asian="9.5pt" style:font-size-complex="9.5pt"/>
    </style:style>
    <style:style style:name="P25" style:family="paragraph" style:parent-style-name="Standard" style:list-style-name="">
      <style:paragraph-properties fo:text-align="end" style:justify-single-word="false" style:text-autospace="none"/>
      <style:text-properties style:font-name="Nimbus Sans L" fo:font-size="11pt" style:font-size-asian="11pt" style:font-size-complex="11pt"/>
    </style:style>
    <style:style style:name="P26" style:family="paragraph" style:parent-style-name="Standard" style:list-style-name="">
      <style:paragraph-properties fo:text-align="end" style:justify-single-word="false" style:text-autospace="none"/>
      <style:text-properties style:font-name="Nimbus Sans L" fo:font-size="20pt" officeooo:paragraph-rsid="0014447e" style:font-size-asian="20pt" style:font-size-complex="20pt"/>
    </style:style>
    <style:style style:name="P27" style:family="paragraph" style:parent-style-name="Standard" style:list-style-name="">
      <style:paragraph-properties fo:text-align="start" style:justify-single-word="false" style:text-autospace="none"/>
      <style:text-properties style:font-name="Nimbus Sans L" fo:font-size="20pt" officeooo:paragraph-rsid="0014bc9d" style:font-size-asian="20pt" style:font-size-complex="20pt"/>
    </style:style>
    <style:style style:name="P28" style:family="paragraph" style:parent-style-name="Standard" style:list-style-name="">
      <style:paragraph-properties fo:text-align="start" style:justify-single-word="false" style:text-autospace="none"/>
      <style:text-properties style:font-name="Nimbus Sans L" fo:font-size="20pt" fo:font-weight="bold" officeooo:paragraph-rsid="001ca8d3" style:font-size-asian="20pt" style:font-weight-asian="bold" style:font-size-complex="20pt" style:font-weight-complex="bold"/>
    </style:style>
    <style:style style:name="P29" style:family="paragraph" style:parent-style-name="Standard" style:list-style-name="">
      <style:paragraph-properties fo:text-align="start" style:justify-single-word="false" style:text-autospace="none"/>
      <style:text-properties style:font-name="Nimbus Sans L" fo:font-size="9pt" officeooo:paragraph-rsid="0014447e" style:font-size-asian="9pt" style:font-size-complex="9pt"/>
    </style:style>
    <style:style style:name="P30" style:family="paragraph" style:parent-style-name="Standard" style:list-style-name="">
      <style:paragraph-properties fo:text-align="start" style:justify-single-word="false" style:text-autospace="none"/>
      <style:text-properties style:font-name="Nimbus Sans L" fo:font-size="37pt" officeooo:paragraph-rsid="0014447e" style:font-size-asian="37pt" style:font-size-complex="37pt"/>
    </style:style>
    <style:style style:name="P31" style:family="paragraph" style:parent-style-name="Standard" style:list-style-name="">
      <style:paragraph-properties fo:text-align="start" style:justify-single-word="false" style:text-autospace="none"/>
      <style:text-properties style:font-name="JNHNXR+NimbusSanL-Bold" fo:font-size="10pt" officeooo:paragraph-rsid="00191ccb" style:font-name-asian="JNHNXR+NimbusSanL-Bold" style:font-size-asian="10pt" style:font-name-complex="JNHNXR+NimbusSanL-Bold" style:font-size-complex="10pt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font-size="9.5pt" officeooo:rsid="00191ccb" style:font-size-asian="9.5pt" style:font-size-complex="9.5pt"/>
    </style:style>
    <style:style style:name="T3" style:family="text">
      <style:text-properties fo:font-size="9.5pt" officeooo:rsid="0014447e" style:font-size-asian="9.5pt" style:font-size-complex="9.5pt"/>
    </style:style>
    <style:style style:name="T4" style:family="text">
      <style:text-properties fo:font-size="9.5pt" officeooo:rsid="001ca8d3" style:font-size-asian="9.5pt" style:font-size-complex="9.5pt"/>
    </style:style>
    <style:style style:name="T5" style:family="text">
      <style:text-properties fo:font-size="9.5pt" officeooo:rsid="001cd36f" style:font-size-asian="9.5pt" style:font-size-complex="9.5pt"/>
    </style:style>
    <style:style style:name="T6" style:family="text">
      <style:text-properties fo:font-size="9.5pt" officeooo:rsid="001d0d1c" style:font-size-asian="9.5pt" style:font-size-complex="9.5pt"/>
    </style:style>
    <style:style style:name="T7" style:family="text">
      <style:text-properties fo:font-size="9.5pt" fo:font-weight="bold" officeooo:rsid="0014447e" style:font-size-asian="9.5pt" style:font-weight-asian="bold" style:font-size-complex="9.5pt" style:font-weight-complex="bold"/>
    </style:style>
    <style:style style:name="T8" style:family="text">
      <style:text-properties fo:font-size="9.5pt" fo:font-weight="bold" officeooo:rsid="00191ccb" style:font-size-asian="9.5pt" style:font-weight-asian="bold" style:font-size-complex="9.5pt" style:font-weight-complex="bold"/>
    </style:style>
    <style:style style:name="T9" style:family="text">
      <style:text-properties fo:font-size="9.5pt" style:font-name-asian="HQRNNK+NimbusSanL-Regu" style:font-size-asian="9.5pt" style:font-name-complex="HQRNNK+NimbusSanL-Regu" style:font-size-complex="9.5pt"/>
    </style:style>
    <style:style style:name="T10" style:family="text">
      <style:text-properties fo:font-size="9.5pt" officeooo:rsid="0014447e" style:font-name-asian="HQRNNK+NimbusSanL-Regu" style:font-size-asian="9.5pt" style:font-name-complex="HQRNNK+NimbusSanL-Regu" style:font-size-complex="9.5pt"/>
    </style:style>
    <style:style style:name="T11" style:family="text">
      <style:text-properties fo:font-size="9.5pt" officeooo:rsid="00191ccb" style:font-name-asian="HQRNNK+NimbusSanL-Regu" style:font-size-asian="9.5pt" style:font-name-complex="HQRNNK+NimbusSanL-Regu" style:font-size-complex="9.5pt"/>
    </style:style>
    <style:style style:name="T12" style:family="text">
      <style:text-properties fo:font-size="9.5pt" officeooo:rsid="001a04f1" style:font-name-asian="HQRNNK+NimbusSanL-Regu" style:font-size-asian="9.5pt" style:font-name-complex="HQRNNK+NimbusSanL-Regu" style:font-size-complex="9.5pt"/>
    </style:style>
    <style:style style:name="T13" style:family="text">
      <style:text-properties fo:font-size="9.5pt" officeooo:rsid="001bc4ba" style:font-name-asian="HQRNNK+NimbusSanL-Regu" style:font-size-asian="9.5pt" style:font-name-complex="HQRNNK+NimbusSanL-Regu" style:font-size-complex="9.5pt"/>
    </style:style>
    <style:style style:name="T14" style:family="text">
      <style:text-properties fo:font-size="9.5pt" officeooo:rsid="001c2a1f" style:font-name-asian="HQRNNK+NimbusSanL-Regu" style:font-size-asian="9.5pt" style:font-name-complex="HQRNNK+NimbusSanL-Regu" style:font-size-complex="9.5pt"/>
    </style:style>
    <style:style style:name="T15" style:family="text">
      <style:text-properties fo:font-size="9.5pt" officeooo:rsid="001d0d1c" style:font-name-asian="HQRNNK+NimbusSanL-Regu" style:font-size-asian="9.5pt" style:font-name-complex="HQRNNK+NimbusSanL-Regu" style:font-size-complex="9.5pt"/>
    </style:style>
    <style:style style:name="T16" style:family="text">
      <style:text-properties fo:font-size="9.5pt" style:font-name-asian="JNHNXR+NimbusSanL-Bold" style:font-size-asian="9.5pt" style:font-name-complex="JNHNXR+NimbusSanL-Bold" style:font-size-complex="9.5pt"/>
    </style:style>
    <style:style style:name="T17" style:family="text">
      <style:text-properties fo:font-size="9.5pt" officeooo:rsid="001cd36f" style:font-name-asian="JNHNXR+NimbusSanL-Bold" style:font-size-asian="9.5pt" style:font-name-complex="JNHNXR+NimbusSanL-Bold" style:font-size-complex="9.5pt"/>
    </style:style>
    <style:style style:name="T18" style:family="text">
      <style:text-properties fo:font-size="9.5pt" officeooo:rsid="001d0d1c" style:font-name-asian="JNHNXR+NimbusSanL-Bold" style:font-size-asian="9.5pt" style:font-name-complex="JNHNXR+NimbusSanL-Bold" style:font-size-complex="9.5pt"/>
    </style:style>
    <style:style style:name="T19" style:family="text">
      <style:text-properties fo:font-size="9.5pt" officeooo:rsid="001da906" style:font-name-asian="JNHNXR+NimbusSanL-Bold" style:font-size-asian="9.5pt" style:font-name-complex="JNHNXR+NimbusSanL-Bold" style:font-size-complex="9.5pt"/>
    </style:style>
    <style:style style:name="T20" style:family="text">
      <style:text-properties fo:color="#000000"/>
    </style:style>
    <style:style style:name="T21" style:family="text">
      <style:text-properties fo:color="#000000" style:font-name="HQRNNK+NimbusSanL-Regu" fo:font-size="9.5pt" fo:font-weight="bold" officeooo:rsid="0014447e" style:font-name-asian="HQRNNK+NimbusSanL-Regu" style:font-size-asian="9.5pt" style:font-weight-asian="bold" style:font-name-complex="HQRNNK+NimbusSanL-Regu" style:font-size-complex="9.5pt" style:font-weight-complex="bold"/>
    </style:style>
    <style:style style:name="T22" style:family="text">
      <style:text-properties fo:color="#000000" style:font-name="HQRNNK+NimbusSanL-Regu" fo:font-size="9.5pt" fo:font-weight="bold" officeooo:rsid="00191ccb" style:font-name-asian="HQRNNK+NimbusSanL-Regu" style:font-size-asian="9.5pt" style:font-weight-asian="bold" style:font-name-complex="HQRNNK+NimbusSanL-Regu" style:font-size-complex="9.5pt" style:font-weight-complex="bold"/>
    </style:style>
    <style:style style:name="T23" style:family="text">
      <style:text-properties fo:color="#000000" style:font-name="HQRNNK+NimbusSanL-Regu" style:font-name-asian="HQRNNK+NimbusSanL-Regu" style:font-name-complex="HQRNNK+NimbusSanL-Regu"/>
    </style:style>
    <style:style style:name="T24" style:family="text">
      <style:text-properties fo:color="#000000" style:font-name="HQRNNK+NimbusSanL-Regu" officeooo:rsid="0014447e" style:font-name-asian="HQRNNK+NimbusSanL-Regu" style:font-name-complex="HQRNNK+NimbusSanL-Regu"/>
    </style:style>
    <style:style style:name="T25" style:family="text">
      <style:text-properties fo:color="#000000" style:font-name-asian="HQRNNK+NimbusSanL-Regu" style:font-name-complex="HQRNNK+NimbusSanL-Regu"/>
    </style:style>
    <style:style style:name="T26" style:family="text">
      <style:text-properties fo:color="#000000" officeooo:rsid="0014447e" style:font-name-asian="HQRNNK+NimbusSanL-Regu" style:font-name-complex="HQRNNK+NimbusSanL-Regu"/>
    </style:style>
    <style:style style:name="T27" style:family="text">
      <style:text-properties fo:color="#000000" officeooo:rsid="00191ccb" style:font-name-asian="HQRNNK+NimbusSanL-Regu" style:font-name-complex="HQRNNK+NimbusSanL-Regu"/>
    </style:style>
    <style:style style:name="T28" style:family="text">
      <style:text-properties fo:color="#000000" officeooo:rsid="001ca8d3" style:font-name-asian="HQRNNK+NimbusSanL-Regu" style:font-name-complex="HQRNNK+NimbusSanL-Regu"/>
    </style:style>
    <style:style style:name="T29" style:family="text">
      <style:text-properties fo:color="#000000" fo:font-weight="bold" officeooo:rsid="0014447e" style:font-name-asian="HQRNNK+NimbusSanL-Regu" style:font-weight-asian="bold" style:font-name-complex="HQRNNK+NimbusSanL-Regu" style:font-weight-complex="bold"/>
    </style:style>
    <style:style style:name="T30" style:family="text">
      <style:text-properties fo:color="#000000" fo:font-weight="bold" officeooo:rsid="00191ccb" style:font-name-asian="HQRNNK+NimbusSanL-Regu" style:font-weight-asian="bold" style:font-name-complex="HQRNNK+NimbusSanL-Regu" style:font-weight-complex="bold"/>
    </style:style>
    <style:style style:name="T31" style:family="text">
      <style:text-properties fo:color="#000000" fo:font-size="9.5pt" fo:font-weight="bold" officeooo:rsid="0014447e" style:font-size-asian="9.5pt" style:font-weight-asian="bold" style:font-size-complex="9.5pt" style:font-weight-complex="bold"/>
    </style:style>
    <style:style style:name="T32" style:family="text">
      <style:text-properties fo:color="#000000" fo:font-size="9.5pt" fo:font-weight="bold" officeooo:rsid="00191ccb" style:font-size-asian="9.5pt" style:font-weight-asian="bold" style:font-size-complex="9.5pt" style:font-weight-complex="bold"/>
    </style:style>
    <style:style style:name="T33" style:family="text">
      <style:text-properties fo:color="#000000" fo:font-weight="normal" officeooo:rsid="001ca8d3" style:font-name-asian="HQRNNK+NimbusSanL-Regu" style:font-weight-asian="normal" style:font-name-complex="HQRNNK+NimbusSanL-Regu" style:font-weight-complex="normal"/>
    </style:style>
    <style:style style:name="T34" style:family="text">
      <style:text-properties style:font-name="HQRNNK+NimbusSanL-Regu" fo:font-size="9.5pt" style:font-name-asian="HQRNNK+NimbusSanL-Regu" style:font-size-asian="9.5pt" style:font-name-complex="HQRNNK+NimbusSanL-Regu" style:font-size-complex="9.5pt"/>
    </style:style>
    <style:style style:name="T35" style:family="text">
      <style:text-properties style:font-name="HQRNNK+NimbusSanL-Regu" fo:font-size="9.5pt" officeooo:rsid="00191ccb" style:font-name-asian="HQRNNK+NimbusSanL-Regu" style:font-size-asian="9.5pt" style:font-name-complex="HQRNNK+NimbusSanL-Regu" style:font-size-complex="9.5pt"/>
    </style:style>
    <style:style style:name="T36" style:family="text">
      <style:text-properties style:font-name="HQRNNK+NimbusSanL-Regu" fo:font-size="9.5pt" officeooo:rsid="0014447e" style:font-name-asian="HQRNNK+NimbusSanL-Regu" style:font-size-asian="9.5pt" style:font-name-complex="HQRNNK+NimbusSanL-Regu" style:font-size-complex="9.5pt"/>
    </style:style>
    <style:style style:name="T37" style:family="text">
      <style:text-properties style:font-name="HQRNNK+NimbusSanL-Regu" fo:font-size="9.5pt" fo:font-weight="bold" officeooo:rsid="0014447e" style:font-name-asian="HQRNNK+NimbusSanL-Regu" style:font-size-asian="9.5pt" style:font-weight-asian="bold" style:font-name-complex="HQRNNK+NimbusSanL-Regu" style:font-size-complex="9.5pt" style:font-weight-complex="bold"/>
    </style:style>
    <style:style style:name="T38" style:family="text">
      <style:text-properties style:font-name="HQRNNK+NimbusSanL-Regu" fo:font-size="9.5pt" fo:font-weight="bold" officeooo:rsid="00191ccb" style:font-name-asian="HQRNNK+NimbusSanL-Regu" style:font-size-asian="9.5pt" style:font-weight-asian="bold" style:font-name-complex="HQRNNK+NimbusSanL-Regu" style:font-size-complex="9.5pt" style:font-weight-complex="bold"/>
    </style:style>
    <style:style style:name="T39" style:family="text">
      <style:text-properties style:font-name="HQRNNK+NimbusSanL-Regu" fo:font-size="6.5pt" style:font-name-asian="HQRNNK+NimbusSanL-Regu" style:font-size-asian="6.5pt" style:font-name-complex="HQRNNK+NimbusSanL-Regu" style:font-size-complex="6.5pt"/>
    </style:style>
    <style:style style:name="T40" style:family="text">
      <style:text-properties style:font-name="HQRNNK+NimbusSanL-Regu" fo:font-size="6.5pt" officeooo:rsid="00191ccb" style:font-name-asian="HQRNNK+NimbusSanL-Regu" style:font-size-asian="6.5pt" style:font-name-complex="HQRNNK+NimbusSanL-Regu" style:font-size-complex="6.5pt"/>
    </style:style>
    <style:style style:name="T41" style:family="text">
      <style:text-properties style:font-name-asian="HQRNNK+NimbusSanL-Regu" style:font-name-complex="HQRNNK+NimbusSanL-Regu"/>
    </style:style>
    <style:style style:name="T42" style:family="text">
      <style:text-properties officeooo:rsid="0014447e"/>
    </style:style>
    <style:style style:name="T43" style:family="text">
      <style:text-properties fo:font-weight="bold" officeooo:rsid="0014447e" style:font-weight-asian="bold" style:font-weight-complex="bold"/>
    </style:style>
    <style:style style:name="T44" style:family="text">
      <style:text-properties fo:font-weight="bold" officeooo:rsid="00162d14" style:font-weight-asian="bold" style:font-weight-complex="bold"/>
    </style:style>
    <style:style style:name="T45" style:family="text">
      <style:text-properties fo:font-weight="bold" officeooo:rsid="0017b27b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officeooo:rsid="00162d14"/>
    </style:style>
    <style:style style:name="T48" style:family="text">
      <style:text-properties officeooo:rsid="0017b27b"/>
    </style:style>
    <style:style style:name="T49" style:family="text">
      <style:text-properties fo:font-weight="normal" officeooo:rsid="0017b27b" style:font-weight-asian="normal" style:font-weight-complex="normal"/>
    </style:style>
    <style:style style:name="T50" style:family="text">
      <style:text-properties style:font-name-asian="JNHNXR+NimbusSanL-Bold"/>
    </style:style>
    <style:style style:name="T51" style:family="text">
      <style:text-properties style:font-name-complex="JNHNXR+NimbusSanL-Bold"/>
    </style:style>
    <style:style style:name="T52" style:family="text">
      <style:text-properties officeooo:rsid="001cd36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-left="0cm" fo:padding-right="0.3cm" fo:padding-top="0cm" fo:padding-bottom="0cm" fo:border-left="none" fo:border-right="0.002cm solid #000000" fo:border-top="none" fo:border-bottom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Cadre1" text:anchor-type="paragraph" svg:x="0.034cm" svg:y="0.873cm" svg:width="5.717cm" draw:z-index="1"><draw:text-box fo:min-height="3.985cm"><text:p text:style-name="P2">272 COURS LAFAYETTE</text:p><text:p text:style-name="P2">69003 LYON FRANCE</text:p><text:p text:style-name="P2"/><text:p text:style-name="P2">+33 (0) 6 84 88 87 05</text:p><text:p text:style-name="P25"><text:a xlink:type="simple" xlink:href="mailto:etienne.brodu@insa-lyon.fr"><text:span text:style-name="T25">etienne.brodu@insa-lyon.fr</text:span></text:a></text:p><text:p text:style-name="P25"><text:span text:style-name="T25"/></text:p><text:p text:style-name="P6"><text:span text:style-name="T41">French (native),</text:span></text:p><text:p text:style-name="P3">English (fluent),</text:p><text:p text:style-name="P7"><text:span text:style-name="T41">German(Beginner)</text:span></text:p></draw:text-box></draw:frame></text:p>
      <text:p text:style-name="P1"><draw:frame draw:style-name="fr1" draw:name="Cadre2" text:anchor-type="paragraph" svg:x="6.124cm" svg:y="0.148cm" svg:width="8.966cm" draw:z-index="0"><draw:text-box fo:min-height="4.715cm"><text:p text:style-name="P30"><text:span text:style-name="T26">Etienne Brodu</text:span></text:p><text:p text:style-name="P29"><text:span text:style-name="T26"/></text:p><text:p text:style-name="P27"><text:span text:style-name="T30">SOFTWARE</text:span><text:span text:style-name="T26"> develop</text:span><text:span text:style-name="T26">er</text:span></text:p><text:p text:style-name="P27"><text:span text:style-name="T29">UI/UX</text:span><text:span text:style-name="T26"> designer</text:span></text:p><text:p text:style-name="P28"><text:span text:style-name="T28">IDEA </text:span><text:span text:style-name="T33">growe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pan text:style-name="T9"/></text:p>
      <text:p text:style-name="P1"/>
      <text:p text:style-name="P8"><text:span text:style-name="T42">What I </text:span><text:span text:style-name="T45">CAN DO</text:span></text:p>
      <text:p text:style-name="P14"><text:span text:style-name="T4">Developer Kit :</text:span></text:p>
      <text:p text:style-name="P15"><text:span text:style-name="T6">Brain related</text:span></text:p>
      <text:p text:style-name="P12"><text:span text:style-name="T2"><text:tab/>L</text:span><text:span text:style-name="T3">anguages</text:span></text:p>
      <text:p text:style-name="P13"><text:span text:style-name="T10"><text:tab/><text:tab/>UML, C/C++, Java, </text:span><text:span text:style-name="T11">Python, </text:span><text:span text:style-name="T10">A</text:span><text:span text:style-name="T11">SM</text:span><text:span text:style-name="T10"> 68K and x86</text:span></text:p>
      <text:p text:style-name="P13"><text:span text:style-name="T10"/></text:p>
      <text:p text:style-name="P12"><text:span text:style-name="T10"><text:tab/><text:tab/></text:span><text:span text:style-name="T11">DataBase : </text:span><text:span text:style-name="T10">SQL, PL/SQL, XML, </text:span><text:span text:style-name="T11">SQLite, </text:span><text:span text:style-name="T10">Oracle</text:span></text:p>
      <text:p text:style-name="P12"><text:span text:style-name="T10"><text:tab/><text:tab/></text:span><text:span text:style-name="T11">Web : </text:span><text:span text:style-name="T10">HTML</text:span><text:span text:style-name="T11">5 &amp;</text:span><text:span text:style-name="T10"> CSS</text:span><text:span text:style-name="T11">3, JS, Ruby </text:span><text:span text:style-name="T13">on</text:span><text:span text:style-name="T11"> Rails, PHP</text:span></text:p>
      <text:p text:style-name="P16"><text:span text:style-name="T9"><text:tab/><text:tab/></text:span><text:span text:style-name="T14">Engineer</text:span><text:span text:style-name="T11"> : La</text:span><text:span text:style-name="T9">T</text:span><text:span text:style-name="T11">e</text:span><text:span text:style-name="T9">X, Prolog, Matlab</text:span></text:p>
      <text:p text:style-name="P18"><text:span text:style-name="T15">Hand related</text:span></text:p>
      <text:p text:style-name="P17"><text:span text:style-name="T1"><text:tab/>Tools</text:span></text:p>
      <text:p text:style-name="P17"><text:span text:style-name="T11"><text:tab/><text:tab/>Git, Latex</text:span></text:p>
      <text:p text:style-name="P17"><text:span text:style-name="T9"/></text:p>
      <text:p text:style-name="P17"><text:span text:style-name="T11"><text:tab/>Library</text:span></text:p>
      <text:p text:style-name="P19"><text:span text:style-name="T9"><text:tab/><text:tab/>Android </text:span><text:span text:style-name="T11">SDK &amp; NDK</text:span><text:span text:style-name="T9">, Qt, </text:span><text:span text:style-name="T11">bluez</text:span></text:p>
      <text:p text:style-name="P19"><text:span text:style-name="T16"/></text:p>
      <text:p text:style-name="P20"><text:span text:style-name="T17">Designer Kit :</text:span></text:p>
      <text:p text:style-name="P21"><text:span text:style-name="T18">Brain related</text:span></text:p>
      <text:p text:style-name="P20"><text:span text:style-name="T17"><text:tab/>??????</text:span></text:p>
      <text:p text:style-name="P20"><text:span text:style-name="T17"><text:tab/></text:span><text:span text:style-name="T19">Information representation</text:span></text:p>
      <text:p text:style-name="P20"><text:span text:style-name="T19"><text:tab/>Completly subjective artistic sense</text:span></text:p>
      <text:p text:style-name="P20"><text:span text:style-name="T17"/></text:p>
      <text:p text:style-name="P21"><text:span text:style-name="T18">Hand related</text:span></text:p>
      <text:p text:style-name="P20"><text:span text:style-name="T17"><text:tab/>Tools</text:span></text:p>
      <text:p text:style-name="P20"><text:span text:style-name="T17"><text:tab/><text:tab/>Adobe Master Collection CS5</text:span></text:p>
      <text:p text:style-name="P20"><text:span text:style-name="T17"><text:tab/><text:tab/>Photoshop, Illustrator, InDesign, After Effect, Premiere</text:span></text:p>
      <text:p text:style-name="P20"><text:span text:style-name="T17"/></text:p>
      <text:p text:style-name="P20"><text:span text:style-name="T17"><text:tab/><text:tab/>Pen, paper, Hands, Eyes &amp; Brain.</text:span></text:p>
      <text:p text:style-name="P8"><text:span text:style-name="T43"/></text:p>
      <text:p text:style-name="P9"><text:span text:style-name="T49">What I</text:span><text:span text:style-name="T45"> DID</text:span></text:p>
      <text:p text:style-name="P4"><text:span text:style-name="T47"/></text:p>
      <text:p text:style-name="P4"><text:span text:style-name="T47"/></text:p>
      <text:p text:style-name="P4"><text:span text:style-name="T47">usefull </text:span><text:span text:style-name="T48">but </text:span><text:span text:style-name="T52">un</text:span><text:span text:style-name="T47">used</text:span></text:p>
      <text:p text:style-name="P5"><text:span text:style-name="T48"><text:tab/>HTML5 &amp; CSS3</text:span></text:p>
      <text:p text:style-name="P5"><text:span text:style-name="T48"><text:tab/></text:span><text:span text:style-name="T52">Wordpress deployment</text:span></text:p>
      <text:p text:style-name="P5"><text:span text:style-name="T52"><text:tab/>Ruby on Rails deployment</text:span></text:p>
      <text:p text:style-name="P5"><text:span text:style-name="T48"><text:tab/>Python &amp; Dbus shell script</text:span></text:p>
      <text:p text:style-name="P5"><text:span text:style-name="T48"><text:tab/>VLC scripts</text:span></text:p>
      <text:p text:style-name="P5"><text:span text:style-name="T48"><text:tab/>Linux Network &amp; Administration</text:span></text:p>
      <text:p text:style-name="P5"><text:span text:style-name="T48"><text:tab/> … A lot of Autodidacting.</text:span></text:p>
      <text:p text:style-name="P11"><text:span text:style-name="T47"/></text:p>
      <text:p text:style-name="P10"><text:soft-page-break/><text:span text:style-name="T48">Where I am </text:span><text:span text:style-name="T45">EDUCATED</text:span><text:span text:style-name="T48"> &amp; </text:span><text:span text:style-name="T45">TRAINED</text:span></text:p>
      <text:p text:style-name="P10"><text:span text:style-name="T45"/></text:p>
      <text:p text:style-name="P10"><text:span text:style-name="T48">What I do during my </text:span><text:span text:style-name="T45">SPARE 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QRNNK+NimbusSanL-Regu" svg:font-family="HQRNNK+NimbusSanL-Regu"/>
    <style:font-face style:name="JNHNXR+NimbusSanL-Bold" svg:font-family="JNHNXR+NimbusSanL-Bold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tienne Brodu</meta:initial-creator>
    <meta:creation-date>2011-02-09T10:24:12</meta:creation-date>
    <dc:date>2011-02-09T13:11:46</dc:date>
    <dc:creator>Etienne Brodu</dc:creator>
    <meta:editing-duration>PT00H46M31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2" meta:paragraph-count="45" meta:word-count="154" meta:character-count="952"/>
  </office:meta>
</office:document-meta>
</file>